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Hidden</text:span><text:span> flag of the Panel. When the Widget is inside the Panel, then its left and top coordinates are relative to the left and top of the Panel, which means that when the Panel is moved, all the Widgets inside it are also moved. Widgets are added to the Panel via the </text:span><text:span text:style-name="T1">Widgets Structure</text:span><text:span> panel using drag and drop.</text:span></text:p><text:p text:style-name="Standard"/>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Panel8"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Panel11"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Panel14"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Panel17"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Panel20" text:continue-numbering="true" text:continue-list="list_Panel1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Panel21" text:continue-numbering="true" text:continue-list="list_Panel2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Panel22" text:continue-numbering="true" text:continue-list="list_Panel2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Panel23" text:continue-numbering="true" text:continue-list="list_Panel2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Panel24" text:continue-numbering="true" text:continue-list="list_Panel2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Panel25" text:continue-numbering="true" text:continue-list="list_Panel2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Panel26" text:continue-numbering="true" text:continue-list="list_Panel2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Panel27" text:continue-numbering="true" text:continue-list="list_Panel2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Panel28" text:continue-numbering="true" text:continue-list="list_Panel2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Panel29" text:continue-numbering="true" text:continue-list="list_Panel2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Panel30" text:continue-numbering="true" text:continue-list="list_Panel2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Panel31" text:continue-numbering="true" text:continue-list="list_Panel3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2" text:continue-numbering="true" text:continue-list="list_Panel4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Panel43" text:continue-numbering="true" text:continue-list="list_Panel4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Panel44" text:continue-numbering="true" text:continue-list="list_Panel4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Panel45" text:continue-numbering="true" text:continue-list="list_Panel4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Panel46" text:continue-numbering="true" text:continue-list="list_Panel4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Panel47" text:continue-numbering="true" text:continue-list="list_Panel4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8" text:continue-numbering="true" text:continue-list="list_Panel4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anel4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0" text:continue-numbering="true" text:continue-list="list_Panel4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anel51" text:continue-numbering="true" text:continue-list="list_Panel5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anel52" text:continue-numbering="true" text:continue-list="list_Panel5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